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67ee33" officeooo:paragraph-rsid="000fdb8d"/>
    </style:style>
    <style:style style:name="P2" style:family="paragraph" style:parent-style-name="Standard">
      <style:text-properties officeooo:rsid="02e3c381" officeooo:paragraph-rsid="000fdb8d"/>
    </style:style>
    <style:style style:name="P3" style:family="paragraph" style:parent-style-name="Standard">
      <style:text-properties officeooo:rsid="005497e2" officeooo:paragraph-rsid="000fdb8d"/>
    </style:style>
    <style:style style:name="P4" style:family="paragraph" style:parent-style-name="Standard">
      <style:text-properties officeooo:rsid="0055f58b" officeooo:paragraph-rsid="000fdb8d"/>
    </style:style>
    <style:style style:name="P5" style:family="paragraph" style:parent-style-name="Standard">
      <style:text-properties officeooo:rsid="0056d9ed" officeooo:paragraph-rsid="000fdb8d"/>
    </style:style>
    <style:style style:name="P6" style:family="paragraph" style:parent-style-name="Standard">
      <style:text-properties officeooo:rsid="00580231" officeooo:paragraph-rsid="000fdb8d"/>
    </style:style>
    <style:style style:name="P7" style:family="paragraph" style:parent-style-name="Standard">
      <style:text-properties officeooo:rsid="0059df64" officeooo:paragraph-rsid="000fdb8d"/>
    </style:style>
    <style:style style:name="P8" style:family="paragraph" style:parent-style-name="Standard">
      <style:text-properties officeooo:rsid="0059ea98" officeooo:paragraph-rsid="000fdb8d"/>
    </style:style>
    <style:style style:name="P9" style:family="paragraph" style:parent-style-name="Standard">
      <style:text-properties officeooo:rsid="002fa530" officeooo:paragraph-rsid="000fdb8d"/>
    </style:style>
    <style:style style:name="P10" style:family="paragraph" style:parent-style-name="Standard">
      <style:text-properties officeooo:rsid="005dce48" officeooo:paragraph-rsid="000fdb8d"/>
    </style:style>
    <style:style style:name="P11" style:family="paragraph" style:parent-style-name="Standard">
      <style:text-properties officeooo:rsid="005ecd00" officeooo:paragraph-rsid="000fdb8d"/>
    </style:style>
    <style:style style:name="P12" style:family="paragraph" style:parent-style-name="Standard">
      <style:text-properties officeooo:rsid="0060c07c" officeooo:paragraph-rsid="000fdb8d"/>
    </style:style>
    <style:style style:name="P13" style:family="paragraph" style:parent-style-name="Standard">
      <style:text-properties officeooo:rsid="00627d80" officeooo:paragraph-rsid="000fdb8d"/>
    </style:style>
    <style:style style:name="P14" style:family="paragraph" style:parent-style-name="Standard">
      <style:text-properties officeooo:rsid="00644757" officeooo:paragraph-rsid="000fdb8d"/>
    </style:style>
    <style:style style:name="P15" style:family="paragraph" style:parent-style-name="Standard">
      <style:text-properties officeooo:rsid="00662302" officeooo:paragraph-rsid="000fdb8d"/>
    </style:style>
    <style:style style:name="P16" style:family="paragraph" style:parent-style-name="Standard">
      <style:text-properties officeooo:rsid="00667c38" officeooo:paragraph-rsid="000fdb8d"/>
    </style:style>
    <style:style style:name="P17" style:family="paragraph" style:parent-style-name="Standard">
      <style:text-properties officeooo:rsid="006786e2" officeooo:paragraph-rsid="000fdb8d"/>
    </style:style>
    <style:style style:name="P18" style:family="paragraph" style:parent-style-name="Heading_20_2">
      <style:paragraph-properties fo:text-align="center" style:justify-single-word="false"/>
      <style:text-properties officeooo:rsid="00549669" officeooo:paragraph-rsid="000fdb8d"/>
    </style:style>
    <style:style style:name="T1" style:family="text">
      <style:text-properties officeooo:rsid="02e3c381"/>
    </style:style>
    <style:style style:name="T2" style:family="text">
      <style:text-properties officeooo:rsid="00ec6973"/>
    </style:style>
    <style:style style:name="T3" style:family="text">
      <style:text-properties officeooo:rsid="00580231"/>
    </style:style>
    <style:style style:name="T4" style:family="text">
      <style:text-properties officeooo:rsid="00d4553c"/>
    </style:style>
    <style:style style:name="T5" style:family="text">
      <style:text-properties officeooo:rsid="0059ea98"/>
    </style:style>
    <style:style style:name="T6" style:family="text">
      <style:text-properties officeooo:rsid="005be8c9"/>
    </style:style>
    <style:style style:name="T7" style:family="text">
      <style:text-properties officeooo:rsid="005ecd00"/>
    </style:style>
    <style:style style:name="T8" style:family="text">
      <style:text-properties officeooo:rsid="00ec96d0"/>
    </style:style>
    <style:style style:name="T9" style:family="text">
      <style:text-properties officeooo:rsid="00d5a660"/>
    </style:style>
    <style:style style:name="T10" style:family="text">
      <style:text-properties officeooo:rsid="00644757"/>
    </style:style>
    <style:style style:name="T11" style:family="text">
      <style:text-properties officeooo:rsid="00662302"/>
    </style:style>
    <style:style style:name="T12" style:family="text">
      <style:text-properties officeooo:rsid="00667c38"/>
    </style:style>
    <style:style style:name="T13" style:family="text">
      <style:text-properties officeooo:rsid="02e4c4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2"/>
      <text:p text:style-name="P2"/>
      <text:p text:style-name="P3">С велосипедами у меня дружба сызмальства. </text:p>
      <text:p text:style-name="P3">Свой первый трёхколёсный <text:span text:style-name="T1">я </text:span>уже <text:span text:style-name="T1">и </text:span>не помню, но фотографии подтверждают — вот он, с педалями на переднем колесе, подо мною, трёхлетним толстячком в тюбетеечке. </text:p>
      <text:p text:style-name="P3">Зато помню следующий — красный трёхколёсник с цепным приводом, из-за него приходилось спорить с братом и сестрой чья очередь кататься. <text:s/></text:p>
      <text:p text:style-name="P4">Позднее папа пересобрал его в двухколёсный, но после пятого класса он стал мне слишком мал и пришлось уступить его младшим.</text:p>
      <text:p text:style-name="P4">Зато мне папа где-то раздобыл настоящий взрослый велосипед. Да, подержаный, не не дамский и не какой-то там нибудь юношеский «Орлёнок».</text:p>
      <text:p text:style-name="P4">В один из вечеров после работы <text:span text:style-name="T2">папа</text:span> даже пробовал научить меня на нём ездить, но без <text:span text:style-name="T1">папиной</text:span> поддержки за седло я заваливался не в <text:span text:style-name="T1">одну</text:span>, так <text:span text:style-name="T1">в </text:span>другую сторону. <text:s/></text:p>
      <text:p text:style-name="P4">Папе это надоело и он сказал «учись сам».</text:p>
      <text:p text:style-name="P5">Через пару дней я уже мог ездить, <text:span text:style-name="T2">только</text:span> не в седле, а продев ногу <text:span text:style-name="T3">под рамой</text:span> и стоя на педалях <text:span text:style-name="T3">велосипеда</text:span>. <text:s text:c="2"/></text:p>
      <text:p text:style-name="P6">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при езде он сидел на раме то левой, то правой ляжкой, поочерёдно. Рядом с таким малолетним храбрецом кататься «под рамой» просто позор.</text:p>
      <text:p text:style-name="P7">И <text:span text:style-name="T4">вот,</text:span> наконец, после многих попыток и падений с ушибами и без, у меня получилось! </text:p>
      <text:p text:style-name="P7">Ух ты! Как стремительно нес<text:span text:style-name="T4">ёт меня велосипед</text:span> над землёй — никто и бегом не догонит. </text:p>
      <text:p text:style-name="P7">И главное, до чего легко и просто ездить на велосипеде!</text:p>
      <text:p text:style-name="P7">Я гонял по бетонным дорожкам внутри двора вокруг <text:span text:style-name="T2">его </text:span>двух деревянных беседок, как <text:span text:style-name="T4">по</text:span> космической орбите.</text:p>
      <text:p text:style-name="P7">Потом этого стало мало и я начал кататься по дороге из бетонных плит окружавшей оба квартала. </text:p>
      <text:p text:style-name="P7">На бóльших скоростях началось освоение высшего велосипедного пилотажа — езда «без ручек», когда отнимаешь руки от руля, <text:span text:style-name="T1">а</text:span> <text:s/>велосипедом правишь подаваясь телом в ту, или другую сторону. И он тебя понимает!</text:p>
      <text:p text:style-name="P7"/>
      <text:p text:style-name="P7">А другим достижением того лета стало умение открывать глаза под водой.</text:p>
      <text:p text:style-name="P7">Ту дамбу, где когда-то я оступился с плиты, снова отремонтировали и перед ней получи<text:span text:style-name="T5">лся широкий водоём для купания. </text:span></text:p>
      <text:p text:style-name="P8">Мы с мальчиками играли в воде в «пятнашки», когда водящий должен догнать и прикоснуться к другому игроку. А оттого, что игра происходит в воде, то убегали и догоняли нырянием. <text:s/></text:p>
      <text:p text:style-name="P8">Во время нырка можно ведь и поменять направление и неизвестно где кто вынырнет. </text:p>
      <text:p text:style-name="P8">Прежде я всегда нырял крепко зажмурившись, но лишь открытые глазами могут различить в какой стороне мелькают белые пятки уплывающего.</text:p>
      <text:p text:style-name="P8">Под водой, в её желтоватом сумраке видно не очень далеко, <text:span text:style-name="T4">а вот</text:span> звуки слышатся чётче, если, <text:span text:style-name="T4">допустим</text:span>, <text:span text:style-name="T4">сесть</text:span> под водой <text:span text:style-name="T4">и</text:span> дв<text:span text:style-name="T4">умя</text:span> камня<text:span text:style-name="T4">ми</text:span> постучать друг об друга. </text:p>
      <text:p text:style-name="P8">Правда, долго <text:span text:style-name="T4">там </text:span>не усидишь — <text:span text:style-name="T6">набранный в лёгкие воздух тащит тебя на поверхность, когда не гребёшь руками и ногами в глубину.</text:span></text:p>
      <text:p text:style-name="P9"/>
      <text:p text:style-name="P10">Летом родители ездили в отпуск по очереди. </text:p>
      <text:p text:style-name="P10">Сначала папа поехал в свою деревню Канино на Рязанщине. <text:s/></text:p>
      <text:p text:style-name="P10">Он взял меня с собой, только предупредил, чтобы <text:span text:style-name="T4">по дороге </text:span>я никому нигде не говорил, что мы живём на Атомном Объекте.</text:p>
      <text:p text:style-name="P10">На вокзале в Бологове нам пришлось долго ждать пересадку на поезд до Москвы. <text:s/></text:p>
      <text:p text:style-name="P10"><text:soft-page-break/>Папа отошёл компостировать билеты, а я сидел на чемодане в зале ожидания.</text:p>
      <text:p text:style-name="P10">Неподалёку какая-то девочка на скамейке для ожидающих читала книгу. <text:span text:style-name="T7">Я подошёл и заглянул ей через плечо — это был «Таинственный Остров» Жюль Верна. </text:span></text:p>
      <text:p text:style-name="P11">Я немного почитал знакомые строки. Она тоже читала и не обращала на меня внимания. </text:p>
      <text:p text:style-name="P11">Мне хотелось заговорить с ней, но я не знал что сказать — что это хорошая книжка? что я тоже её читал?</text:p>
      <text:p text:style-name="P11">Пока я думал пришли её взрослые, сказали что <text:span text:style-name="T1">их </text:span>поезд прибывает, собрали свои вещи и вышли на посадку.</text:p>
      <text:p text:style-name="P11">Потом и папа пришёл.<text:span text:style-name="T1">П</text:span>о моей просьбе он купил мне книгу в книжном киоске про венгерского мальчика, который стал юношей и сражался против австрийских захватчиков своей родины. </text:p>
      <text:p text:style-name="P11">Когда гулкое эхо репродуктора невнятно объявило прибытие нашего поезд<text:span text:style-name="T4">а</text:span>, мы вышли на перрон.</text:p>
      <text:p text:style-name="P12">Мимо прошёл мальчик <text:span text:style-name="T4">моих, </text:span>примерно, <text:span text:style-name="T4">лет</text:span>. Папа сказал мне:</text:p>
      <text:p text:style-name="P12">- Вот смотри — это называется бедность.</text:p>
      <text:p text:style-name="P12">Я снова посмотрел вслед мальчику и увидел то, что <text:span text:style-name="T1">вовсе</text:span> не заметил сразу — грубые заплаты на его брюках.</text:p>
      <text:p text:style-name="P12"/>
      <text:p text:style-name="P12">В Москву мы приехали утром. Я всё время спрашивал когда же она будет и проводник сказал, что вот мы уже в Москве. <text:s/></text:p>
      <text:p text:style-name="P12">Но за окном вагона тянулись такие же развалюшные домики как на станциях Валдая, просто очень много <text:span text:style-name="T4">и</text:span> они никак не кончались. Только когда наш поезд втянулся под крышу вокзала, я поверил, что это Москва.</text:p>
      <text:p text:style-name="P12"><text:span text:style-name="T8">Н</text:span>а другой вокзал <text:span text:style-name="T8">мы пошли пешком, он очень близко</text:span>. Папа <text:span text:style-name="T8">там </text:span>опять компостировал билеты, но на этот раз ждать <text:span text:style-name="T8">нужно</text:span> было до вечера, <text:span text:style-name="T4">поэтому</text:span> он сдал чемодан в камеру хранения и <text:span text:style-name="T8">мы поехали</text:span> в Кремль <text:span text:style-name="T8">на экскурсию</text:span>.</text:p>
      <text:p text:style-name="P13">В Кремле нас предупредили, что тут нельзя фотографировать, но папа показал, что <text:s/>у меня через плечо на тонком ремешке <text:span text:style-name="T9">висит </text:span>не фотоаппарат, а его самодельный радиоприёмник в кожаном футляре и мне позволили носить его и дальше.</text:p>
      <text:p text:style-name="P13">Там были белые дома и тёмные ёлки, но совсем мало, хотя и густые. </text:p>
      <text:p text:style-name="P13">Нам показали Царь-колокол с отбитым краем, который упал с колокольни и с тех пор не звонит. Жалко.</text:p>
      <text:p text:style-name="P13">А когда нас подвели к Царь-пушке, я <text:span text:style-name="T1">мигом</text:span> взобрался на кучу больших полированных ядер у неё под носом и сунул голову внутрь жерла. На стенах было много пыли.</text:p>
      <text:p text:style-name="P13">- Чей это ребёнок?! Уберите ребёнка! - <text:span text:style-name="T10">з</text:span>акричал какой-то дяденька <text:span text:style-name="T11">в сером костюме, </text:span>подбегая от ближней ёлки.</text:p>
      <text:p text:style-name="P14">Папа признался что я — его, и <text:span text:style-name="T1">и дальше,</text:span> пока мы не покинули Кремль, <text:span text:style-name="T1">всё время </text:span>держал меня за руку.</text:p>
      <text:p text:style-name="P15">Когда мы вернулись на вокзал, папа сказал, что ему ещё нужно купить часы, <text:span text:style-name="T9">вот только</text:span> денег маловато.</text:p>
      <text:p text:style-name="P15">Мы зашли в магазин где было много разных часов под стеклом и папа спросил у меня какие ему купить. </text:p>
      <text:p text:style-name="P15">Я помнил его жалобу про нехватку денег и показал на самые дешёвые — за <text:span text:style-name="T9">семь</text:span> рублей, но папа купил дорогие — за двадцать пять.</text:p>
      <text:p text:style-name="P15"/>
      <text:p text:style-name="P15">В деревне Канино мы жили в <text:span text:style-name="T9">избе</text:span> бабы Марфы, котор<text:span text:style-name="T9">ая</text:span> состоял<text:span text:style-name="T9">а</text:span> из одной большой комнаты и бревенчатого сарая, но вход в него был с обратной стороны <text:span text:style-name="T9">избы</text:span>. </text:p>
      <text:p text:style-name="P15"><text:span text:style-name="T9">В сарае </text:span>я нашёл три книги — <text:span text:style-name="T12">роман </text:span>про Багратиона, <text:span text:style-name="T12">повесть </text:span>про установление Советской власти на Чукотке и «Маленьк<text:span text:style-name="T12">ого</text:span> Принц<text:span text:style-name="T12">а»</text:span> Экзюпери. </text:p>
      <text:p text:style-name="P15">Один раз на обед <text:span text:style-name="T12">приходили папины брат с сестрой и баба Марфа</text:span> приготовила круглый жёлтый омлет, а другие обеды я не помню. </text:p>
      <text:p text:style-name="P16"><text:s/><text:span text:style-name="T1">Г</text:span>лубок<text:span text:style-name="T1">ая</text:span> ложбин<text:span text:style-name="T1">а</text:span> с широким ручьём, <text:span text:style-name="T13">разделяет деревню на две части. Б</text:span>ерега <text:span text:style-name="T13">у него</text:span> сплошь <text:soft-page-break/>зарос<text:span text:style-name="T13">шие</text:span> ивняком. Ручей неглубокий — чуть выше колен, с приятным песчаным дном. <text:span text:style-name="T13">Мне нравилось</text:span> бродить по нему.</text:p>
      <text:p text:style-name="P16">Один раз папа повёл меня на речку Мостью. Идти туда неблизко, зато было где поплавать от одного заросшего дёрном берега до другого. На берегах оказалось немало отдыхающего люда, наверно, из других деревень.</text:p>
      <text:p text:style-name="P16">Когда мы возвращались, то увидели комбайн, который убирал хлеб в поле. <text:s/></text:p>
      <text:p text:style-name="P16">Мы остановились на краю поля и, когда комбайн проехал мимо к другому краю, папа сердито сказал «тьфу!»</text:p>
      <text:p text:style-name="P17">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17"/>
      <text:p text:style-name="P17">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17">Спать было удобно, но оттого, что над тобою всё время звёзды немного непривычно и даже жутковато и петухи крича<text:span text:style-name="T13">т</text:span> ни свет, ни заря, а потом <text:span text:style-name="T8">приходится засыпать снова</text:span>. </text:p>
      <text:p text:style-name="P17"/>
      <text:p text:style-name="P17">Од<text:span text:style-name="T9">нажды</text:span>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1">Но я после того купания заболел и меня отвели в ту же деревню, потому что только там был лазарет с тремя койками.</text:p>
      <text:p text:style-name="P1">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1">Так мы провели папин отпуск и вернулись на Объек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7-02-28T18:23:51.589369136</meta:creation-date>
    <dc:date>2017-02-28T18:24:02.909611089</dc:date>
    <dc:creator>sehrguey </dc:creator>
    <meta:editing-duration>PT11S</meta:editing-duration>
    <meta:editing-cycles>1</meta:editing-cycles>
    <meta:document-statistic meta:table-count="0" meta:image-count="0" meta:object-count="0" meta:page-count="3" meta:paragraph-count="62" meta:word-count="1276" meta:character-count="7712" meta:non-whitespace-character-count="6444"/>
    <meta:generator>LibreOffice/4.3.3.2$Linux_x86 LibreOffice_project/430m0$Build-2</meta:generator>
  </office:meta>
</office:document-meta>
</file>